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312a" officeooo:paragraph-rsid="000d31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HCP</text:p>
      <text:p text:style-name="P1">Dynamic Host Configuration Protocol, protocol that allows DHCP server to automatically set TCP/IP network configuration for client computer</text:p>
      <text:p text:style-name="P1"/>
      <text:p text:style-name="P1">Questions</text:p>
      <text:p text:style-name="P1"/>
      <text:p text:style-name="P1">What is subnet mask</text:p>
      <text:p text:style-name="P1"/>
      <text:p text:style-name="P1">Notes</text:p>
      <text:p text:style-name="P1"/>
      <text:p text:style-name="P1">Lease Obtained/Expires: How good configuration is good for</text:p>
      <text:p text:style-name="P1">Static addressing: manual configuration of TCP/IP network configuration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3:12:33.770365645</meta:creation-date>
    <meta:editing-duration>PT8M24S</meta:editing-duration>
    <meta:editing-cycles>2</meta:editing-cycles>
    <meta:generator>LibreOffice/6.4.7.2$Linux_X86_64 LibreOffice_project/40$Build-2</meta:generator>
    <dc:date>2021-07-20T13:15:09.685351213</dc:date>
    <meta:document-statistic meta:table-count="0" meta:image-count="0" meta:object-count="0" meta:page-count="1" meta:paragraph-count="7" meta:word-count="41" meta:character-count="305" meta:non-whitespace-character-count="271"/>
  </office:meta>
</office:document-meta>
</file>